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50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&lt;&lt;foreach [in customers]&gt;&gt;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3" draw:name="Text Box 6" svg:x="0in" svg:y="0in" svg:width="3.89583in" svg:height="1.45833in">
              <draw:text-box>
                <text:p text:style-name="a2" text:class-names="" text:cond-style-name=""><text:span text:style-name="a0" text:class-names="">&lt;&lt;image [Photo]&gt;&gt;</text:span><text:span text:style-name="a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3">
            <text:p>&lt;&lt;[CustomerName]&gt;&gt;</text:p>
          </table:table-cell>
          <table:table-cell table:number-columns-repeated="2" table:style-name="ce1"/>
          <table:table-cell office:value-type="string" table:style-name="ce2">
            <text:p>&lt;&lt;/foreach&gt;&gt;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string" table:style-name="ce4">
            <text:p>We provide support for the following products:&lt;&lt;foreach [in products]&gt;&gt;</text:p>
            <text:p>·         &lt;&lt;[ProductName]&gt;&gt;&lt;&lt;/foreach&gt;&gt;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Иван</meta:initial-creator>
    <dc:creator>Muhammad Atir</dc:creator>
    <meta:creation-date>2015-10-25T21:41:41Z</meta:creation-date>
    <dc:date>2016-07-12T13:00:21Z</dc:date>
  </office:meta>
</office:document-meta>
</file>